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4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5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551cb" officeooo:paragraph-rsid="001551cb" loext:padding="0cm" loext:border="none"/>
    </style:style>
    <style:style style:name="P6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89b45" officeooo:paragraph-rsid="00189b45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10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bd2ed" officeooo:paragraph-rsid="001bd2e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ef184" officeooo:paragraph-rsid="001ef184"/>
    </style:style>
    <style:style style:name="P13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2044d9" officeooo:paragraph-rsid="002044d9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5" style:family="paragraph" style:parent-style-name="Standard">
      <style:text-properties officeooo:rsid="001379c4" officeooo:paragraph-rsid="001379c4"/>
    </style:style>
    <style:style style:name="P16" style:family="paragraph" style:parent-style-name="Standard">
      <style:text-properties officeooo:paragraph-rsid="001379c4"/>
    </style:style>
    <style:style style:name="P17" style:family="paragraph" style:parent-style-name="Standard">
      <style:text-properties officeooo:rsid="001551cb" officeooo:paragraph-rsid="001551cb"/>
    </style:style>
    <style:style style:name="P18" style:family="paragraph" style:parent-style-name="Standard">
      <style:text-properties officeooo:rsid="00189b45" officeooo:paragraph-rsid="00189b45"/>
    </style:style>
    <style:style style:name="P19" style:family="paragraph" style:parent-style-name="Standard">
      <style:text-properties officeooo:rsid="001aad82" officeooo:paragraph-rsid="001aad82"/>
    </style:style>
    <style:style style:name="P20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1" style:family="paragraph" style:parent-style-name="Standard">
      <style:text-properties officeooo:rsid="001bd2ed" officeooo:paragraph-rsid="001bd2ed"/>
    </style:style>
    <style:style style:name="P22" style:family="paragraph" style:parent-style-name="Standard">
      <style:text-properties officeooo:rsid="001d3088" officeooo:paragraph-rsid="001d3088"/>
    </style:style>
    <style:style style:name="P23" style:family="paragraph" style:parent-style-name="Standard">
      <style:text-properties officeooo:rsid="001ef184" officeooo:paragraph-rsid="001ef184"/>
    </style:style>
    <style:style style:name="P24" style:family="paragraph" style:parent-style-name="Standard">
      <style:text-properties officeooo:rsid="002044d9" officeooo:paragraph-rsid="002044d9"/>
    </style:style>
    <style:style style:name="P25" style:family="paragraph" style:parent-style-name="Standard">
      <style:text-properties officeooo:rsid="00215dbe" officeooo:paragraph-rsid="00215dbe"/>
    </style:style>
    <style:style style:name="P26" style:family="paragraph" style:parent-style-name="Heading_20_2">
      <style:text-properties fo:font-variant="normal" fo:text-transform="none" fo:color="#cccccc" loext:opacity="100%" style:font-name="system-ui1" fo:letter-spacing="normal" fo:font-style="normal" fo:font-weight="normal" officeooo:rsid="002044d9" officeooo:paragraph-rsid="002044d9"/>
    </style:style>
    <style:style style:name="P27" style:family="paragraph" style:parent-style-name="Heading_20_3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letter-spacing="normal" fo:font-style="normal" fo:font-weight="normal"/>
    </style:style>
    <style:style style:name="P28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9" style:family="paragraph" style:parent-style-name="Preformatted_20_Text">
      <style:text-properties officeooo:rsid="002044d9" officeooo:paragraph-rsid="002044d9"/>
    </style:style>
    <style:style style:name="P30" style:family="paragraph" style:parent-style-name="Standard">
      <style:text-properties officeooo:rsid="002044d9" officeooo:paragraph-rsid="002044d9"/>
    </style:style>
    <style:style style:name="P31" style:family="paragraph" style:parent-style-name="Standard">
      <style:text-properties officeooo:rsid="00234d9d" officeooo:paragraph-rsid="00234d9d"/>
    </style:style>
    <style:style style:name="P32" style:family="paragraph" style:parent-style-name="Standard">
      <style:text-properties officeooo:rsid="001ef184" officeooo:paragraph-rsid="001ef184"/>
    </style:style>
    <style:style style:name="P33" style:family="paragraph" style:parent-style-name="Standard">
      <style:text-properties officeooo:rsid="0027d06a" officeooo:paragraph-rsid="0027d06a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5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8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9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0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1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2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3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44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45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46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47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48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89b45" officeooo:paragraph-rsid="00189b45" loext:padding="0cm" loext:border="none"/>
    </style:style>
    <style:style style:name="P49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50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P51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2" style:family="paragraph" style:parent-style-name="Text_20_body" style:list-style-name="L14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3" style:family="paragraph" style:parent-style-name="Text_20_body" style:list-style-name="L15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4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5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6" style:family="paragraph" style:parent-style-name="Text_20_body" style:list-style-name="L16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58" style:family="paragraph" style:parent-style-name="Text_20_body" style:list-style-name="L10">
      <style:paragraph-properties fo:margin-left="0cm" fo:margin-right="0cm" fo:orphans="2" fo:widows="2" fo:text-indent="0cm" style:auto-text-indent="false" fo:padding="0.049cm" fo:border="0.06pt solid #000000"/>
    </style:style>
    <style:style style:name="P59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</style:style>
    <style:style style:name="P60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1" style:family="paragraph" style:parent-style-name="Text_20_body" style:list-style-name="L11">
      <style:paragraph-properties fo:margin-left="0cm" fo:margin-right="0cm" fo:orphans="2" fo:widows="2" fo:text-indent="0cm" style:auto-text-indent="false" fo:padding="0.049cm" fo:border="0.06pt solid #000000"/>
    </style:style>
    <style:style style:name="P62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3" style:family="paragraph" style:parent-style-name="Text_20_body" style:list-style-name="L12">
      <style:paragraph-properties fo:margin-left="0cm" fo:margin-right="0cm" fo:orphans="2" fo:widows="2" fo:text-indent="0cm" style:auto-text-indent="false" fo:padding="0.049cm" fo:border="0.06pt solid #000000"/>
    </style:style>
    <style:style style:name="P64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5" style:family="paragraph" style:parent-style-name="Text_20_body" style:list-style-name="L13">
      <style:paragraph-properties fo:margin-left="0cm" fo:margin-right="0cm" fo:orphans="2" fo:widows="2" fo:text-indent="0cm" style:auto-text-indent="false" fo:padding="0.049cm" fo:border="0.06pt solid #000000"/>
    </style:style>
    <style:style style:name="P66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7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8" style:family="paragraph" style:parent-style-name="Text_20_body" style:list-style-name="L19">
      <style:paragraph-properties fo:margin-left="0cm" fo:margin-right="0cm" fo:orphans="2" fo:widows="2" fo:text-indent="0cm" style:auto-text-indent="false" fo:padding="0.049cm" fo:border="0.06pt solid #000000"/>
    </style:style>
    <style:style style:name="P69" style:family="paragraph" style:parent-style-name="Text_20_body">
      <style:text-properties officeooo:rsid="001ef184" officeooo:paragraph-rsid="001ef184"/>
    </style:style>
    <style:style style:name="P70" style:family="paragraph" style:parent-style-name="Text_20_body">
      <style:text-properties officeooo:rsid="0027d06a" officeooo:paragraph-rsid="0027d06a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fo:letter-spacing="normal" loext:padding="0cm" loext:border="none"/>
    </style:style>
    <style:style style:name="T5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cccccc" loext:opacity="100%" style:font-name="Droid Sans Mono" fo:font-size="9.75pt" fo:letter-spacing="normal" fo:font-style="normal" fo:font-weight="normal" fo:background-color="#1f1f1f" loext:char-shading-value="0" loext:padding="0.049cm" loext:border="0.06pt solid #000000"/>
    </style:style>
    <style:style style:name="T7" style:family="text">
      <style:text-properties fo:font-variant="normal" fo:text-transform="none" fo:color="#cccccc" loext:opacity="100%" fo:letter-spacing="normal" fo:background-color="#1f1f1f" loext:char-shading-value="0" loext:padding="0.049cm" loext:border="0.06pt solid #000000"/>
    </style:style>
    <style:style style:name="T8" style:family="text"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T9" style:family="text">
      <style:text-properties fo:font-variant="normal" fo:text-transform="none" fo:color="#cccccc" loext:opacity="100%" style:font-name="system-ui1" fo:font-size="9.75pt" fo:letter-spacing="normal" fo:font-style="normal" fo:font-weight="bold" loext:padding="0.049cm" loext:border="0.06pt solid #000000"/>
    </style:style>
    <style:style style:name="T10" style:family="text">
      <style:text-properties fo:font-variant="normal" fo:text-transform="none" fo:color="#d0d0d0" loext:opacity="100%" style:font-name="Droid Sans Mono" fo:font-size="9.75pt" fo:letter-spacing="normal" fo:font-style="normal" fo:font-weight="normal" fo:background-color="#3c3c3c" loext:char-shading-value="0" loext:padding-left="0.053cm" loext:padding-right="0.053cm" loext:padding-top="0.049cm" loext:padding-bottom="0.049cm" loext:border="0.06pt solid #000000"/>
    </style:style>
    <style:style style:name="T11" style:family="text">
      <style:text-properties fo:font-variant="normal" fo:text-transform="none" fo:color="#79b8ff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2" style:family="text">
      <style:text-properties fo:font-variant="normal" fo:text-transform="none" fo:color="#9ecbff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3" style:family="text">
      <style:text-properties fo:font-variant="normal" fo:text-transform="none" fo:color="#e1e4e8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4" style:family="text">
      <style:text-properties fo:font-variant="normal" fo:text-transform="none" fo:color="#b392f0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5" style:family="text">
      <style:text-properties officeooo:rsid="001379c4"/>
    </style:style>
    <style:style style:name="T16" style:family="text">
      <style:text-properties loext:padding="0cm" loext:border="none"/>
    </style:style>
    <style:style style:name="T17" style:family="text">
      <style:text-properties style:font-name="system-ui" fo:font-size="10.5pt" fo:font-style="normal" fo:font-weight="normal"/>
    </style:style>
    <style:style style:name="T18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34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34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35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35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7">-----------------------------------------------------------------------------</text:p>
      <text:p text:style-name="P9">02 abril 2026</text:p>
      <text:h text:style-name="P8" text:outline-level="2">Git local</text:h>
      <text:p text:style-name="P14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36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36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9">-----------------------------------------------------------------------------------------------------------------</text:p>
      <text:h text:style-name="P8" text:outline-level="2">Commit (guardado) que hice</text:h>
      <text:list text:style-name="L4">
        <text:list-item>
          <text:p text:style-name="P37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37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37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37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9">--------------------------------------------------------------------------------------------</text:p>
      <text:p text:style-name="P15">03-04-2026 <text:s/>00:01</text:p>
      <text:p text:style-name="P15"/>
      <text:p text:style-name="P16"><text:span text:style-name="T15">antes de guardar en git local me dejo esta nota: </text:span><text:span text:style-name="T5">Nota pequeña (QA)</text:span></text:p>
      <text:p text:style-name="P14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7">Si quieres el siguiente refinamiento UX (opcional), te propongo:</text:p>
      <text:list text:style-name="L5">
        <text:list-item>
          <text:p text:style-name="P38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38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15">-------------------------------------------------------------------</text:p>
      <text:p text:style-name="P15"/>
      <text:p text:style-name="P15"><text:soft-page-break/></text:p>
      <text:h text:style-name="P4" text:outline-level="2">Guardado en git local</text:h>
      <text:p text:style-name="P14"><text:span text:style-name="Strong_20_Emphasis"><text:span text:style-name="T1">Commit:</text:span></text:span><text:span text:style-name="T2"> </text:span><text:span text:style-name="Source_20_Text"><text:span text:style-name="T3">26be516</text:span></text:span></text:p>
      <text:list text:style-name="L6">
        <text:list-item>
          <text:p text:style-name="P39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43"><text:span text:style-name="Strong_20_Emphasis"><text:span text:style-name="T1">Nuevos:</text:span></text:span><text:span text:style-name="T2"> </text:span></text:p>
          <text:p text:style-name="P45"><text:span text:style-name="T18">src/js/supabase/client.js</text:span><text:span text:style-name="T16">, </text:span></text:p>
          <text:p text:style-name="P50">src/js/supabase/auth.js</text:p>
        </text:list-item>
        <text:list-item>
          <text:p text:style-name="P39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3" text:outline-level="1">Fase 1 completada</text:h>
      <text:list text:style-name="L7">
        <text:list-item>
          <text:p text:style-name="P49">✅ <text:span text:style-name="T17">Supabase Auth integrado</text:span></text:p>
        </text:list-item>
        <text:list-item>
          <text:p text:style-name="P40"><text:span text:style-name="T4">✅ </text:span><text:span text:style-name="T2">Sin </text:span><text:span text:style-name="Source_20_Text"><text:span text:style-name="T3">localStorage</text:span></text:span><text:span text:style-name="T2"> para sesión</text:span></text:p>
        </text:list-item>
        <text:list-item>
          <text:p text:style-name="P49">✅ <text:span text:style-name="T17">Validación de rol admin</text:span></text:p>
        </text:list-item>
        <text:list-item>
          <text:p text:style-name="P49">✅ <text:span text:style-name="T17">Registro con metadata y trigger server-side</text:span></text:p>
        </text:list-item>
        <text:list-item>
          <text:p text:style-name="P49">✅ <text:span text:style-name="T17">Rate limit 429 resuelto (email confirmation desactivado temporalmente)</text:span></text:p>
        </text:list-item>
      </text:list>
      <text:p text:style-name="P17">03-04-2026 20:39pm</text:p>
      <text:p text:style-name="P17"/>
      <text:p text:style-name="P17">--------------------------------------------------------------------------------------------</text:p>
      <text:h text:style-name="P5" text:outline-level="2">Guardado en git local</text:h>
      <text:p text:style-name="P14"><text:span text:style-name="Strong_20_Emphasis"><text:span text:style-name="T1">Commit:</text:span></text:span><text:span text:style-name="T2"> </text:span><text:span text:style-name="Source_20_Text"><text:span text:style-name="T3">ddcf5d2</text:span></text:span></text:p>
      <text:list text:style-name="L8">
        <text:list-item>
          <text:p text:style-name="P41"><text:span text:style-name="Strong_20_Emphasis"><text:span text:style-name="T1">Fase 2 Catálogo</text:span></text:span><text:span text:style-name="T2">: schema extendido + migración aplicada</text:span></text:p>
        </text:list-item>
        <text:list-item>
          <text:p text:style-name="P41"><text:span text:style-name="T2">Agregadas: </text:span><text:span text:style-name="Source_20_Text"><text:span text:style-name="T3">sku</text:span></text:span><text:span text:style-name="T2">, </text:span><text:span text:style-name="Source_20_Text"><text:span text:style-name="T3">slug</text:span></text:span><text:span text:style-name="T2">, </text:span><text:span text:style-name="Source_20_Text"><text:span text:style-name="T3">image_path</text:span></text:span><text:span text:style-name="T2">, </text:span><text:span text:style-name="Source_20_Text"><text:span text:style-name="T3">sort_order</text:span></text:span></text:p>
        </text:list-item>
        <text:list-item>
          <text:p text:style-name="P47">Constraints, índices y validaciones listos</text:p>
        </text:list-item>
        <text:list-item>
          <text:p text:style-name="P47">RLS ya estaba correcto</text:p>
        </text:list-item>
        <text:list-item>
          <text:p text:style-name="P48">04-04-2026</text:p>
        </text:list-item>
      </text:list>
      <text:p text:style-name="P18">0:41am</text:p>
      <text:p text:style-name="P18">------------------------------------------------------------------------------------------</text:p>
      <text:p text:style-name="P18"/>
      <text:h text:style-name="P6" text:outline-level="2">Guardado en git local</text:h>
      <text:p text:style-name="P14"><text:span text:style-name="Strong_20_Emphasis"><text:span text:style-name="T1">Commit:</text:span></text:span><text:span text:style-name="T2"> </text:span><text:span text:style-name="Source_20_Text"><text:span text:style-name="T3">3100572</text:span></text:span></text:p>
      <text:list text:style-name="L9">
        <text:list-item>
          <text:p text:style-name="P42"><text:span text:style-name="Strong_20_Emphasis"><text:span text:style-name="T1">6 archivos modificados</text:span></text:span><text:span text:style-name="T2">, 204 insertadas, 29 eliminadas</text:span></text:p>
        </text:list-item>
        <text:list-item>
          <text:p text:style-name="P44"><text:span text:style-name="Strong_20_Emphasis"><text:span text:style-name="T1">Nuevo:</text:span></text:span><text:span text:style-name="T2"> </text:span></text:p>
          <text:p text:style-name="P46"><text:soft-page-break/><text:span text:style-name="T18">src/js/supabase/products.js</text:span><text:span text:style-name="T16"> (service layer)</text:span></text:p>
        </text:list-item>
        <text:list-item>
          <text:p text:style-name="P42"><text:span text:style-name="Strong_20_Emphasis"><text:span text:style-name="T1">Resumen:</text:span></text:span><text:span text:style-name="T2"> Fase 2 Catálogo completa (Admin + Buyer conectados a Supabase)</text:span></text:p>
        </text:list-item>
      </text:list>
      <text:p text:style-name="P19">04-04-2026 6:49am</text:p>
      <text:p text:style-name="P19">----------------------------------------------------------------------------------------</text:p>
      <text:p text:style-name="P22">a partir de aquí:</text:p>
      <text:p text:style-name="P21">con visual studio code+cline+ modelo gratis qwen 3.6 preview de open router</text:p>
      <text:p text:style-name="P21">04-04-2026 <text:s/>11:54am</text:p>
      <text:p text:style-name="P21"/>
      <text:p text:style-name="P10">Commit realizado exitosamente. Los cambios de la Fase 2 están guardados en git local:</text:p>
      <text:p text:style-name="P20"><text:span text:style-name="Source_20_Text"><text:span text:style-name="T6">[main 0a2f436] Fase 2 completada: Catálogo + Tasa desde Supabase</text:span></text:span></text:p>
      <text:p text:style-name="P20"><text:span text:style-name="Source_20_Text"><text:span text:style-name="T7"><text:s/></text:span></text:span><text:span text:style-name="Source_20_Text"><text:span text:style-name="T6">15 files changed, 1789 insertions(+), 101 deletions(-)</text:span></text:span></text:p>
      <text:p text:style-name="P21"/>
      <text:p text:style-name="P21">------------------------------------------------------------------------------</text:p>
      <text:p text:style-name="P21">cd /home/marcos/Documentos/lamubi-principal &amp;&amp; git commit -m "Fase 3 completada: Migrar admin de localStorage a Supabase</text:p>
      <text:p text:style-name="P21"/>
      <text:p text:style-name="P21">- Migrar initDashboard() para cargar KPIs y órdenes desde Supabase</text:p>
      <text:p text:style-name="P21">- Migrar initCompradores() para agrupar compradores desde órdenes de Supabase</text:p>
      <text:p text:style-name="P21">- Migrar initVerificaciones() para cargar órdenes pendientes desde Supabase</text:p>
      <text:p text:style-name="P21">- Eliminar dependencia de getOrders() de store.js en admin-licor/app.js</text:p>
      <text:p text:style-name="P21">- Actualizar updateOrderStatus() para pasar reason como objeto"</text:p>
      <text:p text:style-name="P21"/>
      <text:p text:style-name="P10">Commit realizado exitosamente:</text:p>
      <text:p text:style-name="P20"><text:span text:style-name="Source_20_Text"><text:span text:style-name="T6">[main 54c92ae] Fase 3 completada: Migrar admin de localStorage a Supabase</text:span></text:span></text:p>
      <text:p text:style-name="P20"><text:span text:style-name="Source_20_Text"><text:span text:style-name="T7"><text:s/></text:span></text:span><text:span text:style-name="Source_20_Text"><text:span text:style-name="T6">2 files changed, 89 insertions(+), 199 deletions(-)</text:span></text:span></text:p>
      <text:p text:style-name="P21"/>
      <text:p text:style-name="P23">12:19pm</text:p>
      <text:p text:style-name="P23">--------------------------------------------------------------------------</text:p>
      <text:p text:style-name="P23"/>
      <text:p text:style-name="P12">Commit realizado exitosamente:</text:p>
      <text:p text:style-name="P20"><text:span text:style-name="Source_20_Text"><text:span text:style-name="T6">[main 0884c95] Fase 4 completada: Pagos y Verificación con Supabase</text:span></text:span></text:p>
      <text:p text:style-name="P20"><text:span text:style-name="Source_20_Text"><text:span text:style-name="T7"><text:s/></text:span></text:span><text:span text:style-name="Source_20_Text"><text:span text:style-name="T6">7 files changed, 224 insertions(+), 60 deletions(-)</text:span></text:span></text:p>
      <text:p text:style-name="P11">Resumen de lo implementado en la Fase 4:</text:p>
      <text:list text:style-name="L10">
        <text:list-item>
          <text:p text:style-name="P57"><text:span text:style-name="Strong_20_Emphasis"><text:span text:style-name="Source_20_Text"><text:span text:style-name="T10">src/js/supabase/payments.js</text:span></text:span></text:span><text:span text:style-name="T8"> - Servicios modulares para pagos y comprobantes</text:span></text:p>
        </text:list-item>
        <text:list-item>
          <text:p text:style-name="P57"><text:span text:style-name="Strong_20_Emphasis"><text:span text:style-name="T9">Buyer</text:span></text:span><text:span text:style-name="T8">: Sube comprobante → crea orden + pago en Supabase</text:span></text:p>
        </text:list-item>
        <text:list-item>
          <text:p text:style-name="P57"><text:span text:style-name="Strong_20_Emphasis"><text:span text:style-name="T9">Admin</text:span></text:span><text:span text:style-name="T8">: Ve pagos pendientes con comprobante → aprueba/rechaza</text:span></text:p>
        </text:list-item>
        <text:list-item>
          <text:p text:style-name="P58"><text:span text:style-name="Strong_20_Emphasis"><text:span text:style-name="T9">Corrección</text:span></text:span><text:span text:style-name="T8">: </text:span><text:span text:style-name="Source_20_Text"><text:span text:style-name="T10">updateOrderStatus()</text:span></text:span><text:span text:style-name="T8"> ya no usa </text:span><text:span text:style-name="Source_20_Text"><text:span text:style-name="T10">rejected_reason</text:span></text:span><text:span text:style-name="T8"> inexistente</text:span></text:p>
        </text:list-item>
      </text:list>
      <text:p text:style-name="P11">¿Quieres continuar con la Fase 5 (Mesas)?</text:p>
      <text:p text:style-name="P23"/>
      <text:p text:style-name="P24">15:04pm</text:p>
      <text:p text:style-name="P24">------------------------------------------------------------------------</text:p>
      <text:p text:style-name="P24"/>
      <text:p text:style-name="P24"/>
      <text:p text:style-name="P24"/>
      <text:p text:style-name="P24"><text:soft-page-break/>cd /home/marcos/Documentos/lamubi-principal &amp;&amp; git commit -m "Fase 5 completada: Mesas con Supabase</text:p>
      <text:p text:style-name="P24"/>
      <text:p text:style-name="P24">- Crear src/js/supabase/mesas.js (servicio modular para mapas de mesas)</text:p>
      <text:p text:style-name="P24">- Migrar admin-licor/mesas.html para publicar mapas en Supabase Storage</text:p>
      <text:p text:style-name="P24">- Migrar licor/mesas.html para mostrar mapa activo desde Supabase</text:p>
      <text:p text:style-name="P24">- Actualizar textos de mesas.html (eliminado mock)</text:p>
      <text:p text:style-name="P24">- Configurar bucket mesas-images como público"</text:p>
      <text:p text:style-name="P13">Commit realizado exitosamente:</text:p>
      <text:p text:style-name="P20"><text:span text:style-name="Source_20_Text"><text:span text:style-name="T6">[main 82a0cd8] Fase 5 completada: Mesas con Supabase</text:span></text:span></text:p>
      <text:p text:style-name="P20"><text:span text:style-name="Source_20_Text"><text:span text:style-name="T7"><text:s/></text:span></text:span><text:span text:style-name="Source_20_Text"><text:span text:style-name="T6">6 files changed, 200 insertions(+), 27 deletions(-)</text:span></text:span></text:p>
      <text:p text:style-name="P24"/>
      <text:p text:style-name="P25">16:04pm</text:p>
      <text:p text:style-name="P24">-----------------------------------------------------------------------------</text:p>
      <text:p text:style-name="P24"/>
      <text:p text:style-name="P29"><text:span text:style-name="Source_20_Text"><text:span text:style-name="T11">cd</text:span></text:span><text:span text:style-name="Source_20_Text"><text:span text:style-name="T12"> /home/marcos/Documentos/lamubi-principal</text:span></text:span><text:span text:style-name="Source_20_Text"><text:span text:style-name="T13"> &amp;&amp; </text:span></text:span><text:span text:style-name="Source_20_Text"><text:span text:style-name="T14">git</text:span></text:span><text:span text:style-name="Source_20_Text"><text:span text:style-name="T12"> add</text:span></text:span><text:span text:style-name="Source_20_Text"><text:span text:style-name="T11"> -A</text:span></text:span><text:span text:style-name="Source_20_Text"><text:span text:style-name="T13"> &amp;&amp; </text:span></text:span><text:span text:style-name="Source_20_Text"><text:span text:style-name="T14">git</text:span></text:span><text:span text:style-name="Source_20_Text"><text:span text:style-name="T12"> commit</text:span></text:span><text:span text:style-name="Source_20_Text"><text:span text:style-name="T11"> -m</text:span></text:span><text:span text:style-name="Source_20_Text"><text:span text:style-name="T12"> "Fase 6: Corregir datos del comprador en ticket</text:span></text:span></text:p>
      <text:p text:style-name="P20"/>
      <text:p text:style-name="P20"><text:span text:style-name="Source_20_Text"><text:span text:style-name="T12">- Usar email como fallback para nombre cuando no hay perfil</text:span></text:span></text:p>
      <text:p text:style-name="P20"><text:span text:style-name="Source_20_Text"><text:span text:style-name="T12">- Agregar logs de debug para identificar problemas de datos</text:span></text:span></text:p>
      <text:p text:style-name="P20"><text:span text:style-name="Source_20_Text"><text:span text:style-name="T12">- El problema era que la cuenta admin no tenía datos en profiles"</text:span></text:span></text:p>
      <text:p text:style-name="P24"/>
      <text:h text:style-name="P26" text:outline-level="2">Fase 6 (QR/Scanner) Completada ✅</text:h>
      <text:h text:style-name="P27" text:outline-level="3">Resumen de lo implementado</text:h>
      <text:p text:style-name="P59"><text:span text:style-name="Strong_20_Emphasis"><text:span text:style-name="T9">Archivos creados:</text:span></text:span></text:p>
      <text:list text:style-name="L11">
        <text:list-item>
          <text:p text:style-name="P60"><text:span text:style-name="Source_20_Text"><text:span text:style-name="T10">src/js/supabase/qr.js</text:span></text:span><text:span text:style-name="T8"> - Servicios QR (crear token, canjear, historial)</text:span></text:p>
        </text:list-item>
        <text:list-item>
          <text:p text:style-name="P60"><text:span text:style-name="Source_20_Text"><text:span text:style-name="T10">src/js/use-cases/qr.js</text:span></text:span><text:span text:style-name="T8"> - Use-cases QR (generar QR para orden, canjear)</text:span></text:p>
        </text:list-item>
        <text:list-item>
          <text:p text:style-name="P60"><text:span text:style-name="Source_20_Text"><text:span text:style-name="T10">licor/mi-qr.html</text:span></text:span><text:span text:style-name="T8"> - Página del buyer para ver su QR</text:span></text:p>
        </text:list-item>
        <text:list-item>
          <text:p text:style-name="P60"><text:span text:style-name="Source_20_Text"><text:span text:style-name="T10">admin-licor/scanner.html</text:span></text:span><text:span text:style-name="T8"> - Página del admin para escanear QRs</text:span></text:p>
        </text:list-item>
        <text:list-item>
          <text:p text:style-name="P60"><text:span text:style-name="Source_20_Text"><text:span text:style-name="T10">src/styles/qr.css</text:span></text:span><text:span text:style-name="T8"> - Estilos del QR ticket</text:span></text:p>
        </text:list-item>
        <text:list-item>
          <text:p text:style-name="P61"><text:span text:style-name="Source_20_Text"><text:span text:style-name="T10">plans/PLAN-FASE-6-QR-SCANNER.md</text:span></text:span><text:span text:style-name="T8"> - Plan detallado de la fase</text:span></text:p>
        </text:list-item>
      </text:list>
      <text:p text:style-name="P59"><text:span text:style-name="Strong_20_Emphasis"><text:span text:style-name="T9">Archivos modificados:</text:span></text:span></text:p>
      <text:list text:style-name="L12">
        <text:list-item>
          <text:p text:style-name="P62"><text:span text:style-name="Source_20_Text"><text:span text:style-name="T10">src/js/licor/app.js</text:span></text:span><text:span text:style-name="T8"> - Agregado </text:span><text:span text:style-name="Source_20_Text"><text:span text:style-name="T10">initMiQR()</text:span></text:span><text:span text:style-name="T8"> y </text:span><text:span text:style-name="Source_20_Text"><text:span text:style-name="T10">initConfirmacion()</text:span></text:span><text:span text:style-name="T8"> rediseñado</text:span></text:p>
        </text:list-item>
        <text:list-item>
          <text:p text:style-name="P62"><text:span text:style-name="Source_20_Text"><text:span text:style-name="T10">src/js/admin-licor/app.js</text:span></text:span><text:span text:style-name="T8"> - Agregado </text:span><text:span text:style-name="Source_20_Text"><text:span text:style-name="T10">initScanner()</text:span></text:span><text:span text:style-name="T8"> con html5-qrcode</text:span></text:p>
        </text:list-item>
        <text:list-item>
          <text:p text:style-name="P63"><text:span text:style-name="Source_20_Text"><text:span text:style-name="T10">licor/confirmacion.html</text:span></text:span><text:span text:style-name="T8"> - Rediseñado con dos columnas (ticket + productos)</text:span></text:p>
        </text:list-item>
      </text:list>
      <text:p text:style-name="P59"><text:span text:style-name="Strong_20_Emphasis"><text:span text:style-name="T9">Librerías usadas:</text:span></text:span></text:p>
      <text:list text:style-name="L13">
        <text:list-item>
          <text:p text:style-name="P64"><text:span text:style-name="Source_20_Text"><text:span text:style-name="T10">qrcodejs</text:span></text:span><text:span text:style-name="T8"> - Para generar QRs en la página</text:span></text:p>
        </text:list-item>
        <text:list-item>
          <text:p text:style-name="P64"><text:span text:style-name="Source_20_Text"><text:span text:style-name="T10">html2canvas</text:span></text:span><text:span text:style-name="T8"> - Para descargar el ticket como imagen</text:span></text:p>
        </text:list-item>
        <text:list-item>
          <text:p text:style-name="P65"><text:span text:style-name="Source_20_Text"><text:span text:style-name="T10">html5-qrcode</text:span></text:span><text:span text:style-name="T8"> - Para escanear QRs con cámara (admin)</text:span></text:p>
        </text:list-item>
      </text:list>
      <text:p text:style-name="P59"><text:soft-page-break/><text:span text:style-name="Strong_20_Emphasis"><text:span text:style-name="T9">Características del ticket:</text:span></text:span></text:p>
      <text:list text:style-name="L14">
        <text:list-item>
          <text:p text:style-name="P51">Dos columnas: ticket (izquierda) + productos (derecha)</text:p>
        </text:list-item>
        <text:list-item>
          <text:p text:style-name="P51">Datos del comprador: nombre, teléfono, edad, sexo, email, orden</text:p>
        </text:list-item>
        <text:list-item>
          <text:p text:style-name="P51">Detalles del ticket: estado, total USD, total Bs, fecha de compra</text:p>
        </text:list-item>
        <text:list-item>
          <text:p text:style-name="P51">QR code con "LICOR" en mayúsculas</text:p>
        </text:list-item>
        <text:list-item>
          <text:p text:style-name="P52">Botón de descarga que genera imagen PNG con todo el contenido</text:p>
        </text:list-item>
      </text:list>
      <text:p text:style-name="P59"><text:span text:style-name="Strong_20_Emphasis"><text:span text:style-name="T9">Notas importantes:</text:span></text:span></text:p>
      <text:list text:style-name="L15">
        <text:list-item>
          <text:p text:style-name="P66"><text:span text:style-name="T8">Los datos del comprador deben estar registrados en la tabla </text:span><text:span text:style-name="Source_20_Text"><text:span text:style-name="T10">profiles</text:span></text:span><text:span text:style-name="T8"> de Supabase</text:span></text:p>
        </text:list-item>
        <text:list-item>
          <text:p text:style-name="P66"><text:span text:style-name="T8">Si un usuario no tiene datos en </text:span><text:span text:style-name="Source_20_Text"><text:span text:style-name="T10">profiles</text:span></text:span><text:span text:style-name="T8">, se usa el email como fallback para el nombre</text:span></text:p>
        </text:list-item>
        <text:list-item>
          <text:p text:style-name="P53">El ticket descargable usa canvas manual para asegurar que el QR se capture correctamente</text:p>
        </text:list-item>
      </text:list>
      <text:p text:style-name="P24"/>
      <text:p text:style-name="P31">eso es lo que dice alli pero me falta probar el scanner</text:p>
      <text:p text:style-name="P24"/>
      <text:p text:style-name="P31">1:13am</text:p>
      <text:p text:style-name="P23">--------------------------------------------------------------------------------------------------------</text:p>
      <text:p text:style-name="P23">cd /home/marcos/Documentos/lamubi-principal &amp;&amp; git add -A &amp;&amp; git commit -m "Fase 6: Actualizar Mi QR con diseño de dos columnas</text:p>
      <text:p text:style-name="P23"/>
      <text:p text:style-name="P23">- Rediseñar mi-qr.html con dos columnas (ticket + productos)</text:p>
      <text:p text:style-name="P23">- Usar mismo diseño que confirmacion.html</text:p>
      <text:p text:style-name="P23">- Cambiar librería QR a qrcodejs para compatibilidad"</text:p>
      <text:p text:style-name="P23"/>
      <text:p text:style-name="P23">--------------------------------------------------------------------------------</text:p>
      <text:p text:style-name="P23">cd /home/marcos/Documentos/lamubi-principal &amp;&amp; git add -A &amp;&amp; git commit -m "Fase 6: Mejorar Mi QR con datos completos de pago</text:p>
      <text:p text:style-name="P23"/>
      <text:p text:style-name="P23">- Agregar total Bs, método de pago y fecha de compra</text:p>
      <text:p text:style-name="P23">- Actualizar getBuyerOrderWithItems para incluir payments</text:p>
      <text:p text:style-name="P23">- Actualizar generateQRForOrder para incluir created_at y payments</text:p>
      <text:p text:style-name="P23">- Actualizar canvas de descarga con todos los detalles"</text:p>
      <text:p text:style-name="P23"/>
      <text:p text:style-name="P69"><text:span text:style-name="T8">El último hash de git local es: </text:span><text:span text:style-name="Source_20_Text"><text:span text:style-name="T10">6fe81ef</text:span></text:span></text:p>
      <text:p text:style-name="P11">Mensaje del commit: "Fase 6: Mejorar Mi QR con datos completos de pago"</text:p>
      <text:p text:style-name="P11">Este commit incluye:</text:p>
      <text:list text:style-name="L16">
        <text:list-item>
          <text:p text:style-name="P55">Agregar total Bs, método de pago y fecha de compra a Mi QR</text:p>
        </text:list-item>
        <text:list-item>
          <text:p text:style-name="P55">Actualizar getBuyerOrderWithItems para incluir payments</text:p>
        </text:list-item>
        <text:list-item>
          <text:p text:style-name="P55">Actualizar generateQRForOrder para incluir created_at y payments</text:p>
        </text:list-item>
        <text:list-item>
          <text:p text:style-name="P56">Actualizar canvas de descarga con todos los detalles</text:p>
        </text:list-item>
      </text:list>
      <text:p text:style-name="P23"/>
      <text:p text:style-name="P33">como a las 6:30am</text:p>
      <text:p text:style-name="P33">--------------------------------------------------------------------------------</text:p>
      <text:p text:style-name="P33"/>
      <text:p text:style-name="P33"/>
      <text:p text:style-name="P33"/>
      <text:p text:style-name="P33"/>
      <text:p text:style-name="P33"><text:soft-page-break/>cd /home/marcos/Documentos/lamubi-principal &amp;&amp; git add -A &amp;&amp; git commit -m "Fase 6: Ocultar botón descargar ticket cuando está pendiente</text:p>
      <text:p text:style-name="P33"/>
      <text:p text:style-name="P33">- El botón de descargar ticket solo aparece cuando el ticket está aprobado</text:p>
      <text:p text:style-name="P33">- Aplica tanto a confirmacion.html como a mi-qr.html"</text:p>
      <text:p text:style-name="P33"/>
      <text:p text:style-name="P70"><text:span text:style-name="T8">Todo ya está guardado en git local. El último commit es </text:span><text:span text:style-name="Source_20_Text"><text:span text:style-name="T10">fecda57</text:span></text:span><text:span text:style-name="T8"> con el mensaje "Fase 6: Ocultar botón descargar ticket cuando está pendiente".</text:span></text:p>
      <text:p text:style-name="P11">El estado actual es:</text:p>
      <text:list text:style-name="L19">
        <text:list-item>
          <text:p text:style-name="P67"><text:span text:style-name="Strong_20_Emphasis"><text:span text:style-name="T9">Branch</text:span></text:span><text:span text:style-name="T8">: main</text:span></text:p>
        </text:list-item>
        <text:list-item>
          <text:p text:style-name="P67"><text:span text:style-name="Strong_20_Emphasis"><text:span text:style-name="T9">Commits ahead of origin</text:span></text:span><text:span text:style-name="T8">: 20 commits</text:span></text:p>
        </text:list-item>
        <text:list-item>
          <text:p text:style-name="P68"><text:span text:style-name="Strong_20_Emphasis"><text:span text:style-name="T9">Working tree</text:span></text:span><text:span text:style-name="T8">: clean (nada pendiente por commitear)</text:span></text:p>
        </text:list-item>
      </text:list>
      <text:p text:style-name="P33"/>
      <text:p text:style-name="Standard">Todo está guardado en git local. El último commit es `fecda57` - "Fase 6: Ocultar botón descargar ticket cuando está pendiente".</text:p>
      <text:p text:style-name="Standard"/>
      <text:p text:style-name="Standard">Resumen de la Fase 6 completada:</text:p>
      <text:p text:style-name="Standard">- ✅ Mi QR con diseño de dos columnas (ticket + productos)</text:p>
      <text:p text:style-name="Standard">- ✅ Datos del comprador: nombre, teléfono, edad, sexo, email</text:p>
      <text:p text:style-name="Standard">- ✅ Detalles del ticket: estado, total USD, total Bs, método de pago, fecha de compra</text:p>
      <text:p text:style-name="Standard">- ✅ Botón de descargar ticket solo visible cuando está aprobado</text:p>
      <text:p text:style-name="Standard">- ✅ QR generado con qrcodejs</text:p>
      <text:p text:style-name="Standard">- ✅ Descarga de ticket como imagen PNG con canvas manual</text:p>
      <text:p text:style-name="Standard">- ✅ Scanner del admin creado (admin-licor/scanner.html)</text:p>
      <text:p text:style-name="Standard">- ✅ Tablas qr_codes y qr_redemptions creadas con RLS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5T09:52:36.656972618</dc:date>
    <meta:editing-duration>PT9H25M51S</meta:editing-duration>
    <meta:editing-cycles>19</meta:editing-cycles>
    <meta:generator>LibreOffice/24.2.7.2$Linux_X86_64 LibreOffice_project/420$Build-2</meta:generator>
    <meta:document-statistic meta:table-count="0" meta:image-count="0" meta:object-count="0" meta:page-count="6" meta:paragraph-count="170" meta:word-count="1257" meta:character-count="9231" meta:non-whitespace-character-count="8197"/>
  </office:meta>
</office:document-meta>
</file>